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Liferay Portal: A complete guide to powering your web site</text:h>
      <text:p text:style-name="P2">This outline is a reorganization of the former document, <text:span text:style-name="T1">Liferay Portal Administrator's Guide</text:span><text:span text:style-name="T2">. </text:span></text:p>
      <text:list xml:id="list1418760638" text:style-name="L1">
        <text:list-item>
          <text:p text:style-name="P1">Part One: A User's Guide to Liferay Portal</text:p>
          <text:list>
            <text:list-item>
              <text:p text:style-name="P1">Introduction to Liferay</text:p>
            </text:list-item>
            <text:list-item>
              <text:p text:style-name="P1">Navigating Liferay's User Interface</text:p>
              <text:list>
                <text:list-item>
                  <text:p text:style-name="P1">Signing In</text:p>
                </text:list-item>
                <text:list-item>
                  <text:p text:style-name="P1">The Dockbar</text:p>
                </text:list-item>
                <text:list-item>
                  <text:p text:style-name="P1">Pages and Portlets</text:p>
                </text:list-item>
                <text:list-item>
                  <text:p text:style-name="P1">(etc)</text:p>
                </text:list-item>
              </text:list>
            </text:list-item>
            <text:list-item>
              <text:p text:style-name="P1">Understanding how Liferay organizes your site</text:p>
              <text:list>
                <text:list-item>
                  <text:p text:style-name="P1">Users</text:p>
                </text:list-item>
                <text:list-item>
                  <text:p text:style-name="P1">Communities </text:p>
                </text:list-item>
                <text:list-item>
                  <text:p text:style-name="P1">Organizations</text:p>
                </text:list-item>
                <text:list-item>
                  <text:p text:style-name="P1">Teams</text:p>
                </text:list-item>
                <text:list-item>
                  <text:p text:style-name="P1">Roles</text:p>
                </text:list-item>
                <text:list-item>
                  <text:p text:style-name="P1">User Groups</text:p>
                </text:list-item>
              </text:list>
            </text:list-item>
            <text:list-item>
              <text:p text:style-name="P1">Managing Pages and Web Content</text:p>
            </text:list-item>
            <text:list-item>
              <text:p text:style-name="P1">Collaborating with Liferay</text:p>
            </text:list-item>
            <text:list-item>
              <text:p text:style-name="P1">Workflow with Kaleo</text:p>
            </text:list-item>
            <text:list-item>
              <text:p text:style-name="P1">Installing and Using Plugins</text:p>
            </text:list-item>
          </text:list>
        </text:list-item>
        <text:list-item>
          <text:p text:style-name="P1">Part Two: Installing and Maintaining Liferay Portal</text:p>
          <text:list>
            <text:list-item>
              <text:p text:style-name="P1">Installing Liferay</text:p>
            </text:list-item>
            <text:list-item>
              <text:p text:style-name="P1">Server Configuration</text:p>
              <text:list>
                <text:list-item>
                  <text:p text:style-name="P1">Authentication</text:p>
                </text:list-item>
                <text:list-item>
                  <text:p text:style-name="P1">Users</text:p>
                </text:list-item>
                <text:list-item>
                  <text:p text:style-name="P1">Mail Host Names</text:p>
                </text:list-item>
                <text:list-item>
                  <text:p text:style-name="P1">Email Notifications</text:p>
                </text:list-item>
                <text:list-item>
                  <text:p text:style-name="P1">Display Settings</text:p>
                </text:list-item>
                <text:list-item>
                  <text:p text:style-name="P1">Monitoring</text:p>
                </text:list-item>
                <text:list-item>
                  <text:p text:style-name="P1">Server Administration</text:p>
                </text:list-item>
              </text:list>
            </text:list-item>
            <text:list-item>
              <text:p text:style-name="P1">Configuring Liferay's properties</text:p>
              <text:list>
                <text:list-item>
                  <text:p text:style-name="P1">(Documentation of the portal.properties file goes here)</text:p>
                </text:list-item>
              </text:list>
            </text:list-item>
            <text:list-item>
              <text:p text:style-name="P1">Powering Liferay for high availability</text:p>
              <text:list>
                <text:list-item>
                  <text:p text:style-name="P1"><text:soft-page-break/>Liferay Clustering</text:p>
                </text:list-item>
                <text:list-item>
                  <text:p text:style-name="P1">Distributed Caching</text:p>
                </text:list-item>
                <text:list-item>
                  <text:p text:style-name="P1">Performance Tuning</text:p>
                </text:list-item>
              </text:list>
            </text:list-item>
            <text:list-item>
              <text:p text:style-name="P1">Maintaining a Liferay Portal installation</text:p>
              <text:list>
                <text:list-item>
                  <text:p text:style-name="P1">Monitoring</text:p>
                </text:list-item>
                <text:list-item>
                  <text:p text:style-name="P1">Backing up Liferay</text:p>
                </text:list-item>
                <text:list-item>
                  <text:p text:style-name="P1">Upgrading Lifera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 Sezov</meta:initial-creator>
    <meta:creation-date>2011-02-28T11:16:50</meta:creation-date>
    <dc:date>2011-06-04T23:20:33</dc:date>
    <dc:creator>Rich Sezov</dc:creator>
    <meta:editing-duration>PT1M32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2" meta:paragraph-count="40" meta:word-count="168" meta:character-count="1034"/>
  </office:meta>
</office:document-meta>
</file>